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fo:color="#000000" style:font-name="Helv" fo:font-size="10pt" style:font-name-asian="Helv" style:font-size-asian="10pt" style:font-name-complex="Helv" style:font-size-complex="10pt"/>
    </style:style>
    <style:style style:name="P7" style:family="paragraph" style:parent-style-name="Standard">
      <style:text-properties fo:font-weight="normal" style:font-weight-asian="bold"/>
    </style:style>
    <style:style style:name="P8" style:family="paragraph" style:parent-style-name="code">
      <style:text-properties style:font-name="Cambria" fo:font-size="12pt" style:font-size-asian="12pt" style:font-name-complex="Cambria" style:font-size-complex="12pt"/>
    </style:style>
    <style:style style:name="P9" style:family="paragraph" style:parent-style-name="code">
      <style:text-properties fo:font-weight="bold" style:font-weight-asian="bold"/>
    </style:style>
    <style:style style:name="P10" style:family="paragraph" style:parent-style-name="code">
      <style:text-properties style:language-asian="zh" style:country-asian="CN"/>
    </style:style>
    <style:style style:name="P11" style:family="paragraph" style:parent-style-name="code">
      <style:text-properties fo:color="#000000" style:font-name="Helv" fo:font-size="10pt" style:font-name-asian="Helv" style:font-size-asian="10pt" style:font-name-complex="Helv" style:font-size-complex="10pt"/>
    </style:style>
    <style:style style:name="P12" style:family="paragraph" style:parent-style-name="Standard">
      <style:paragraph-properties fo:margin-left="0.5in" fo:margin-right="0in" fo:text-indent="0in" style:auto-text-indent="false"/>
    </style:style>
    <style:style style:name="P13"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5"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text-indent="0in" style:auto-text-indent="false"/>
    </style:style>
    <style:style style:name="P20" style:family="paragraph" style:parent-style-name="Heading_20_2">
      <style:paragraph-properties fo:margin-left="0in" fo:margin-right="0in" fo:text-indent="0in" style:auto-text-indent="false"/>
    </style:style>
    <style:style style:name="P21" style:family="paragraph" style:parent-style-name="Standard" style:list-style-name="L1"/>
    <style:style style:name="P22" style:family="paragraph" style:parent-style-name="Standard" style:list-style-name="L1"/>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1"/>
    <style:style style:name="P27" style:family="paragraph" style:parent-style-name="Standard" style:list-style-name="L1"/>
    <style:style style:name="P28" style:family="paragraph" style:parent-style-name="Standard" style:list-style-name="L1"/>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2"/>
    <style:style style:name="P32" style:family="paragraph" style:parent-style-name="Standard" style:list-style-name="L2"/>
    <style:style style:name="P33" style:family="paragraph" style:parent-style-name="Standard" style:list-style-name="L2"/>
    <style:style style:name="P34" style:family="paragraph" style:parent-style-name="Standard" style:list-style-name="L3"/>
    <style:style style:name="P35" style:family="paragraph" style:parent-style-name="Standard" style:list-style-name="L5"/>
    <style:style style:name="P36" style:family="paragraph" style:parent-style-name="Standard" style:list-style-name="L6">
      <style:text-properties style:font-name="Courier New1" fo:font-size="10pt" style:font-size-asian="10pt" style:font-size-complex="10pt"/>
    </style:style>
    <style:style style:name="P37" style:family="paragraph" style:parent-style-name="Standard" style:list-style-name="L6">
      <style:text-properties style:font-name="Courier New1" fo:font-size="10pt" style:font-size-asian="10pt" style:font-size-complex="10pt"/>
    </style:style>
    <style:style style:name="P38" style:family="paragraph" style:parent-style-name="Standard" style:list-style-name="L6">
      <style:text-properties style:font-name="Cambria" fo:font-size="12pt" style:font-size-asian="12pt" style:font-size-complex="12pt"/>
    </style:style>
    <style:style style:name="P39" style:family="paragraph" style:parent-style-name="Standard" style:list-style-name="L4"/>
    <style:style style:name="P40" style:family="paragraph" style:parent-style-name="Standard">
      <style:paragraph-properties fo:margin-left="0.5in" fo:margin-right="0in" fo:text-indent="0in" style:auto-text-indent="false"/>
    </style:style>
    <style:style style:name="P41" style:family="paragraph" style:parent-style-name="Heading" style:master-page-name="Standard">
      <style:paragraph-properties style:page-number="auto"/>
    </style:style>
    <style:style style:name="P42" style:family="paragraph" style:parent-style-name="List_20_Paragraph" style:list-style-name="WW8Num4">
      <style:paragraph-properties fo:margin-left="0in" fo:margin-right="0in" fo:text-indent="0in" style:auto-text-indent="false"/>
    </style:style>
    <style:style style:name="P43" style:family="paragraph" style:parent-style-name="List_20_Paragraph" style:list-style-name="WW8Num4">
      <style:paragraph-properties fo:margin-left="0in" fo:margin-right="0in" fo:text-indent="0in" style:auto-text-indent="false"/>
    </style:style>
    <style:style style:name="P44" style:family="paragraph" style:parent-style-name="List_20_Paragraph" style:list-style-name="WW8Num4">
      <style:paragraph-properties fo:margin-left="0in" fo:margin-right="0in" fo:text-indent="0in" style:auto-text-indent="false"/>
    </style:style>
    <style:style style:name="P45" style:family="paragraph" style:parent-style-name="List_20_Paragraph" style:list-style-name="WW8Num4">
      <style:paragraph-properties fo:margin-left="0in" fo:margin-right="0in" fo:text-indent="0in" style:auto-text-indent="false"/>
    </style:style>
    <style:style style:name="P46" style:family="paragraph" style:parent-style-name="code" style:list-style-name="L4"/>
    <style:style style:name="P47" style:family="paragraph" style:parent-style-name="code">
      <style:text-properties style:language-asian="zh" style:country-asian="CN"/>
    </style:style>
    <style:style style:name="P48"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49" style:family="paragraph" style:parent-style-name="Contents_20_1">
      <style:paragraph-properties>
        <style:tab-stops>
          <style:tab-stop style:position="6in" style:type="right" style:leader-style="dotted" style:leader-text="."/>
        </style:tab-stops>
      </style:paragraph-properties>
    </style:style>
    <style:style style:name="P50" style:family="paragraph" style:parent-style-name="Contents_20_2">
      <style:paragraph-properties>
        <style:tab-stops>
          <style:tab-stop style:position="5.8035in" style:type="right" style:leader-style="dotted" style:leader-text="."/>
        </style:tab-stops>
      </style:paragraph-properties>
    </style:style>
    <style:style style:name="P51"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font-weight-asian="bold" style:font-weight-complex="bold"/>
    </style:style>
    <style:style style:name="T4" style:family="text">
      <style:text-properties style:font-name-asian="SimSun"/>
    </style:style>
    <style:style style:name="T5" style:family="text">
      <style:text-properties style:text-position="super 58%"/>
    </style:style>
    <style:style style:name="T6" style:family="text">
      <style:text-properties style:language-asian="zh" style:country-asian="CN"/>
    </style:style>
    <style:style style:name="T7" style:family="text">
      <style:text-properties style:font-name="Courier New1"/>
    </style:style>
    <style:style style:name="T8" style:family="text">
      <style:text-properties style:font-name="Courier New1" fo:font-size="10pt" style:font-size-asian="10pt" style:font-size-complex="10pt"/>
    </style:style>
    <style:style style:name="T9" style:family="text">
      <style:text-properties style:font-name="Courier New1" fo:font-size="10pt" fo:font-weight="normal" style:font-size-asian="10pt" style:font-weight-asian="normal" style:font-size-complex="10pt" style:font-weight-complex="normal"/>
    </style:style>
    <style:style style:name="T10" style:family="text">
      <style:text-properties style:font-name="Courier New1" fo:font-size="11pt" style:font-size-asian="11pt" style:font-size-complex="11pt"/>
    </style:style>
    <style:style style:name="T11" style:family="text">
      <style:text-properties style:use-window-font-color="true" fo:language="en" fo:country="US" style:font-name-asian="Cambria" style:language-complex="ar" style:country-complex="SA"/>
    </style:style>
    <style:style style:name="T12"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3" style:family="text">
      <style:text-properties fo:color="#000000" style:font-name="Helv" fo:font-size="10pt" style:font-name-asian="Helv" style:font-size-asian="10pt" style:font-name-complex="Helv" style:font-size-complex="10pt"/>
    </style:style>
    <style:style style:name="T14" style:family="text">
      <style:text-properties fo:color="#000000" style:font-name="Helv" fo:font-size="10pt" fo:font-weight="bold" style:font-name-asian="Helv" style:font-size-asian="10pt" style:font-name-complex="Helv" style:font-size-complex="10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xCAT Statelite Cookbook</text:p>
      <text:p text:style-name="Standard"><text:span text:style-name="Internet_20_link"/></text:p>
      <text:p text:style-name="Standard"><text:date style:data-style-name="N37" text:date-value="2010-04-27T14:34:41.11">04/27/10</text:date>, <text:time style:data-style-name="N43" text:time-value="2010-02-12T14:39:23" text:fixed="true">02:39:23 PM</text:time></text:p>
      <text:p text:style-name="Standard"/>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9">1Introduction<text:tab/>2</text:p>
          <text:p text:style-name="P50">1.1Limitations<text:tab/>3</text:p>
          <text:p text:style-name="P49">2Configuring Statelite <text:tab/>3</text:p>
          <text:p text:style-name="P50">2.1Lock Down main image<text:tab/>3</text:p>
          <text:p text:style-name="P50">2.2litefile table<text:tab/>4</text:p>
          <text:p text:style-name="P50">2.3litetree table<text:tab/>5</text:p>
          <text:p text:style-name="P50">2.4statelite table<text:tab/>6</text:p>
          <text:p text:style-name="P50">2.5Policy<text:tab/>7</text:p>
          <text:p text:style-name="P50">2.6Add Linux Distro Packages<text:tab/>7</text:p>
          <text:p text:style-name="P50">2.7Add Third-Party Software<text:tab/>8</text:p>
          <text:p text:style-name="P50">2.8Create Statelite Image<text:tab/>8</text:p>
          <text:p text:style-name="P51">2.8.1 <text:s/>Prepare the “.postinstall” file if necessary<text:tab/>8</text:p>
          <text:p text:style-name="P51">2.8.2 <text:s/>Run “genimage” command<text:tab/>9</text:p>
          <text:p text:style-name="P50">2.9Modify statelite image<text:tab/>9</text:p>
          <text:p text:style-name="P50">2.10Installing a new Kernel in the statelite image <text:s/>(This <text:s/>is not verified)<text:tab/>10</text:p>
          <text:p text:style-name="P50">2.11 Run liteimg command<text:tab/>10</text:p>
          <text:p text:style-name="P50">2.12 Set the boot state to “statelite”<text:tab/>11</text:p>
          <text:p text:style-name="P50">2.13 Install the Node<text:tab/>11</text:p>
          <text:p text:style-name="P49">3New Commands<text:tab/>12</text:p>
          <text:p text:style-name="P49">4Statelite Directory Structure<text:tab/>13</text:p>
          <text:p text:style-name="P50">4.1 Options filling out tables<text:tab/>13</text:p>
          <text:p text:style-name="P49">5Adding/updating software and files for the running nodes<text:tab/>13</text:p>
          <text:p text:style-name="P49">6Hierarchy Support <text:tab/>14</text:p>
          <text:p text:style-name="P50">6.1Setup the diskfull service node<text:tab/>14</text:p>
          <text:p text:style-name="P50">6.2Generate the statelite image<text:tab/>14</text:p>
          <text:p text:style-name="P50">6.3Sync the “/install” directory<text:tab/>14</text:p>
          <text:p text:style-name="P50">6.4Set the boot state to “statelite”<text:tab/>14</text:p>
          <text:p text:style-name="P50">6.5Install the Node<text:tab/>14</text:p>
          <text:p text:style-name="P49">7Debugging techniques<text:tab/>15</text:p>
        </text:index-body>
      </text:table-of-content>
      <text:p text:style-name="Standard"/>
      <text:p text:style-name="Standard"><text:soft-page-break/></text:p>
      <text:h text:style-name="Heading_20_1" text:outline-level="1"><text:bookmark text:name="__RefHeading__2780_756506716"/>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21">1. <text:s/>Some files can be made persistent over reboot. <text:s/>This is useful for license files or database servers where some state is needed. <text:s/>However, you still get the advantage of only having to manage a single image.</text:p>
          <text:p text:style-name="P21"/>
          <text:p text:style-name="P21">2. <text:s/>Changes to hundreds of machines can take place instantly, and automatically, by updating one main image. <text:s/>In most cases, machines do not need to reboot for these changes to take affect. <text:s/></text:p>
          <text:p text:style-name="P21"/>
          <text:p text:style-name="P21">3. <text:s/>Ease of administration by being able to lock down an image. <text:s/>Many parts of the image can be read-only, so no modifications can transpire without updating the main image.</text:p>
          <text:p text:style-name="P21"/>
          <text:p text:style-name="P21">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1"/>
          <text:p text:style-name="P21">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30"><text:s/>NFS Root requires more network traffic to run as the majority of the disk image runs over NFS. <text:s/>This may depend on your workload, but can be minimized.</text:p>
          <text:p text:style-name="P30"/>
        </text:list-item>
        <text:list-item>
          <text:p text:style-name="P30"><text:s/>NFS Root can be complex to set up. <text:s/>As more files are created in different <text:soft-page-break/>places ,there are greater chances for failures. <text:s/>We think this flexibility is also one of the great virtues of Statelite. <text:s/>The image can work in nearly any environment.</text:p>
          <text:p text:style-name="P30"/>
        </text:list-item>
      </text:list>
      <text:h text:style-name="Heading_20_2" text:outline-level="2"><text:bookmark text:name="__RefHeading__2782_756506716"/>Limitations</text:h>
      <text:p text:style-name="Standard"/>
      <text:p text:style-name="Standard">ToDO : Change below for RedHat Power and hierarchical</text:p>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ation simular to statelite is available with xCAT on AIX, but it does not yet have all of the flexibility.</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8">/install/netboot/&lt;os&gt;/&lt;arch&gt;/&lt;profile&gt;/rootimg</text:span> after running <text:span text:style-name="T7">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text:soft-page-break/></text:p>
      <text:h text:style-name="Heading_20_2" text:outline-level="2"><text:bookmark text:name="__RefHeading__2788_756506716"/>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7"/>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text:soft-page-break/>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10">statelite</text:span> table. <text:s/></text:p>
      <text:p text:style-name="Standard"/>
      <text:p text:style-name="Standard">See <text:a xlink:type="simple" xlink:href="http://xcat.sourceforge.net/man5/statelite.5.html">statelite man page</text:a> for description of the attributes.</text:p>
      <text:p text:style-name="Standard"/>
      <text:p text:style-name="code"/>
      <text:p text:style-name="Standard">An example would be:</text:p>
      <text:p text:style-name="code">"japan",,"cnfs:/gpfs/state",,,</text:p>
      <text:p text:style-name="Standard"/>
      <text:p text:style-name="Standard"><text:soft-page-break/>Because the name of the image is blank, the default “All “ nodes in the japan node group will have their state stored in the <text:span text:style-name="T8">/gpfs/state</text:span> directory on the machine known as cnfs. <text:s/>This is true for all images, unless an image name is specified in the 2<text:span text:style-name="T5">nd</text:span> column.</text:p>
      <text:p text:style-name="Standard"/>
      <text:p text:style-name="Standard">When the node boots up, then the value of statemnt will be mounted to <text:span text:style-name="T8">/.statelite/persistent</text:span>. <text:s/>The code will then create the following subdirectory <text:span text:style-name="T8">/.statelite/persistent/&lt;nodename&gt;</text:span></text:p>
      <text:p text:style-name="Standard">This directory will be the root of the image for this node's persistent files.</text:p>
      <text:p text:style-name="Standard"/>
      <text:p text:style-name="Standard">To set the “<text:span text:style-name="T10">statemnt</text:span>” value, <text:s/>you can use variables in xCAT database, <text:s/>it follows the grammar in the <text:span text:style-name="T10">litetree</text:span> table, <text:s/>for example:</text:p>
      <text:p text:style-name="code">#node,image,statemnt,comments,disable</text:p>
      <text:p text:style-name="code">"hv32lpar05",,"$noderes.nfsserver:/lite/state",,</text:p>
      <text:p text:style-name="Standard"/>
      <text:p text:style-name="Standard"><text:span text:style-name="T3">Note</text:span>: <text:s/>Do not name your persistent storage directory with <text:s/>the node name, as the node name <text:s/>will be added <text:s/>in the directory automatically. <text:s text:c="2"/>If you do, then a directory named <text:span text:style-name="T10">/state/n01</text:span> will have its state tree inside <text:span text:style-name="T10">/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6">/netboot/rh/compute.pkglist</text:span> compute.pkglist</text:p>
      <text:p text:style-name="Standard"/>
      <text:p text:style-name="Standard">You can then add more packages to the compute .pkglist <text:span text:style-name="T6">by editing compute .pkglist</text:span>.</text:p>
      <text:h text:style-name="Heading_20_2" text:outline-level="2"><text:bookmark text:name="__RefHeading__2798_756506716"/><text:soft-page-break/>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34">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39">Go to <text:s/>the directory “/install/custom/netboot/&lt;OS&gt;” and add the names of the RPM packages you want in the image into the &lt;profile&gt;.otherpkgs.pkglist file.</text:p>
          <text:p text:style-name="P46"><text:s text:c="12"/>cd /install/custom/netboot/rh <text:s text:c="14"/></text:p>
        </text:list-header>
      </text:list>
      <text:p text:style-name="code"><text:tab/><text:tab/>vi compute.otherpkgs.pkglist</text:p>
      <text:p text:style-name="Standard"/>
      <text:p text:style-name="P12">Note: if some of these RPMs will need write permissions to files on the node, add those files or directories into the “litefile” table. </text:p>
      <text:p text:style-name="Standard"/>
      <text:list text:style-name="L5">
        <text:list-header>
          <text:p text:style-name="P35">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2">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Prepare the “.postinstall” file if necessary</text:h>
      <text:p text:style-name="Standard">With the .postinstall file for your profile, <text:s/>you can automate the customization of <text:s/>the root image when the root image is generated by the “<text:span text:style-name="T8">genimage</text:span>” command. <text:s/>XCAT supplies a basic *postinstall file with some required setup. </text:p>
      <text:p text:style-name="Standard">The basic *postinstall files <text:s/>can be found <text:s/>in “<text:span text:style-name="T8">/opt/xcat/share/xcat/netboot/&lt;OS&gt;/</text:span>” directories. <text:s/>If you need to create your own *postinstall file, first you should copy the <text:s/>basic setup supplied <text:s/>in the appropriate *postinstall files. <text:s/></text:p>
      <text:p text:style-name="Standard">There is a rule for which * postinstall files will be selected to be used. <text:s/></text:p>
      <text:p text:style-name="Standard"><text:soft-page-break/><text:s/>Please follow these basic rules to find one suitable <text:s/>*postinstall file in the “<text:span text:style-name="T8">/opt/xcat/share/xcat/netboot/&lt;OS&gt;/</text:span>” directories. <text:s/>You will find *postinstall files of the following forms:</text:p>
      <text:p text:style-name="Standard"/>
      <text:p text:style-name="P13"><text:tab/>&lt;profile&gt;.&lt;os&gt;.&lt;arch&gt;.postinstall</text:p>
      <text:p text:style-name="P13"><text:tab/>&lt;profile&gt;.&lt;arch&gt;.postinstall</text:p>
      <text:p text:style-name="P13"><text:tab/>&lt;profile&gt;.&lt;os&gt;.postinstall</text:p>
      <text:p text:style-name="P13"><text:tab/>&lt;profile&gt;.postinstall</text:p>
      <text:p text:style-name="P13"/>
      <text:p text:style-name="P13">The rule for which file will be used is as follows:</text:p>
      <text:p text:style-name="Standard">If <text:s/>“<text:span text:style-name="T12">&lt;profile&gt;.&lt;os&gt;.&lt;arch&gt;.postinstall</text:span>” is there, <text:s/>it will be <text:s/>used .</text:p>
      <text:p text:style-name="Standard">If there is no such a file, then the “<text:span text:style-name="T12">&lt;profile&gt;.&lt;arch&gt;.postinstall</text:span>” file will be used.</text:p>
      <text:p text:style-name="Standard">If there's no such a file , <text:span text:style-name="T11"><text:s/>then the <text:s/>“&lt;profile&gt;.&lt;os&gt;.postinstall” file will be used.</text:span></text:p>
      <text:p text:style-name="Standard"><text:span text:style-name="T11">If there is no such file, <text:s/>then it will use <text:s/>“&lt;profile&gt;.postinstall”.</text:span></text:p>
      <text:p text:style-name="P5"/>
      <text:p text:style-name="P5">The *postinstall file is actually a bash script, you can add your own code to the basic function supplied in the file. </text:p>
      <text:h text:style-name="P14"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9">--permission</text:span>” is added for statelite mode, you can assign user-definable permission for <text:s/>“<text:span text:style-name="T8">/.statelite</text:span>” directory. <text:s/>The default permission is 755, <text:s/>for example:</text:p>
      <text:p text:style-name="P10">./genimage -o rhels5.3 -p compute <text:s/>-i eth0 -n mlx4_core,mlx4_en,igb,bnx2 <text:s/>-m statelite --permission 777</text:p>
      <text:p text:style-name="P10"/>
      <text:p text:style-name="P10">would make the permission 777 instead of the 755 default</text:p>
      <text:p text:style-name="P4"/>
      <text:p text:style-name="Standard">This image that you have created can be used for stateless or statelite booting, you <text:s/>would not use –permission for stateless images. </text:p>
      <text:h text:style-name="P20"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text:soft-page-break/></text:p>
      <text:p text:style-name="code">/install/netboot/&lt;os&gt;/&lt;arch&gt;/&lt;profile&gt;/rootimg </text:p>
      <text:p text:style-name="code">cd /install/netboot/rhels5.3/x86_64/compute/rootimg</text:p>
      <text:p text:style-name="code"/>
      <text:p text:style-name="Standard">You can run <text:span text:style-name="T8">chroot</text:span> to make additional changes in the image, for example, <text:s/>yum/zypper updates/install using the <text:span text:style-name="T8">–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0" text:outline-level="2">Installing a new Kernel in the statelite image <text:s/>(This <text:s/>is not verified)</text:h>
      <text:p text:style-name="P19">Obtain you new kernel and kernel modules on the MN, for example here we have a new SLES kernel. </text:p>
      <text:p text:style-name="P19"/>
      <text:p text:style-name="P19">Copy the kernel into /boot :</text:p>
      <text:p text:style-name="P19"/>
      <text:p text:style-name="code">cp <text:span text:style-name="T14">vmlinux-2.6.32.10-0.5-ppc64</text:span><text:span text:style-name="T13"> <text:s text:c="2"/>/boot</text:span></text:p>
      <text:p text:style-name="P11"/>
      <text:p text:style-name="P11">Copy the kernel modules into /lib/modules/&lt;new kernel directory&gt;</text:p>
      <text:p text:style-name="P11"/>
      <text:p text:style-name="P6">xcatlinuxmn:/lib/modules # ls -al <text:s text:c="4"/></text:p>
      <text:p text:style-name="P16">total 16</text:p>
      <text:p text:style-name="P16">drwxr-xr-x <text:s/>4 root root 4096 Apr 19 10:39 .</text:p>
      <text:p text:style-name="P16">drwxr-xr-x 17 root root 4096 Apr 13 08:39 ..</text:p>
      <text:p text:style-name="P16">drwxr-xr-x <text:s/>3 root root 4096 Apr 13 08:51 2.6.32.10-0.4-ppc64</text:p>
      <text:p text:style-name="P17">drwxr-xr-x <text:s/>4 root root 4096 Apr 19 10:12 2.6.32.10-0.5-ppc64</text:p>
      <text:p text:style-name="P17"/>
      <text:p text:style-name="P18">Run genimage to update the statelite image with the new kernel</text:p>
      <text:p text:style-name="P18"/>
      <text:p text:style-name="code">cd /opt/xcat/share/xcat/netboot/sles</text:p>
      <text:p text:style-name="P15"/>
      <text:p text:style-name="P18"/>
      <text:p text:style-name="P16">./genimage -i eth0 -n ehea -o sles11.1 -p compute <text:s/>-m statelite <text:s/>-k 2.6.32.10-0.5-ppc64</text:p>
      <text:p text:style-name="P16"/>
      <text:p text:style-name="P16">then after a nodeset command and netboot.. the uname -a shows the new kernel.</text:p>
      <text:p text:style-name="code"/>
      <text:p text:style-name="P11"/>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8">liteimg &lt;os&gt;-&lt;arch&gt;-&lt;profile&gt;</text:span>”, or “liteimg -o &lt;os&gt; -a &lt;arch&gt; -p &lt;profile&gt;”. <text:s/>For example:</text:p>
      <text:p text:style-name="Standard"/>
      <text:p text:style-name="code"><text:soft-page-break/>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8">Or just run:</text:p>
      <text:p text:style-name="code"/>
      <text:p text:style-name="code">nodeset &lt;noderange&gt; statelite</text:p>
      <text:p text:style-name="Standard"/>
      <text:p text:style-name="Standard">This will create the necessary files in <text:span text:style-name="T8">/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text:soft-page-break/></text:p>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8">Run the following command to boot up the nodes into statelite mode:</text:p>
      <text:p text:style-name="P8"/>
      <text:p text:style-name="code">rnetboot &lt;noderange&gt;</text:p>
      <text:p text:style-name="P8"/>
      <text:p text:style-name="P8">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8"/>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9"/>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text:soft-page-break/>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Options filling out tables</text:h>
      <text:p text:style-name="Standard"/>
      <text:p text:style-name="Standard">noderes.nfsserver can be filled out for the NFSroot server. <text:s/>If this is not filled out, then it uses the management server.</text:p>
      <text:p text:style-name="Standard"/>
      <text:p text:style-name="Standard">noderes.nfsdir – can be filled out: <text:s/>/vol/xCAT/install. <text:s/>At that point it assumes that the directory structure is the same as the install directory.</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8">/install/netboot/&lt;os&gt;/&lt;arch&gt;/&lt;profile&gt;/rootimg</text:span> directory. </text:p>
      <text:p text:style-name="Standard"/>
      <text:p text:style-name="Standard">To install or update an <text:s/>rpm, do the following:</text:p>
      <text:list text:style-name="L6">
        <text:list-item>
          <text:p text:style-name="P36">rpm --root /install/netboot/&lt;os&gt;/&lt;arch&gt;/&lt;profile&gt;/rootimg <text:s text:c="3"/>rpm_name</text:p>
        </text:list-item>
        <text:list-item>
          <text:p text:style-name="P38">Restart the software application on the nodes. </text:p>
          <text:p text:style-name="P36">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8">rpm -qa</text:span> on the nodes <text:soft-page-break/>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Hierarchy in xCAT 2</text:a>”. <text:s/>Since statelite is a kind of NFS-hybrid method, you should remove <text:s/>the “<text:span text:style-name="T8">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8">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8">prsync</text:span>” command will sync all the contents in the “<text:span text:style-name="T8">/install</text:span>” directory to the service nodes, the first <text:s/>time will take a long time. <text:s/>But after the first time, it will take very short time to sync.</text:p>
      <text:p text:style-name="Standard"/>
      <text:p text:style-name="P3">NOTE: if you make any changes in the “<text:span text:style-name="T8">/install</text:span>” directory on the management node, and the changes can affect the statelite image, <text:s/>you need to sync the “<text:span text:style-name="T8">/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text:soft-page-break/>Debugging techniques</text:h>
      <text:p text:style-name="Standard"/>
      <text:list text:style-name="WW8Num4">
        <text:list-item>
          <text:p text:style-name="P42">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2">You can also set the machine to shell. <text:s/>Just add the word “shell” on the end of the pxeboot file of the node in the append line. This will make the init script in the initramfs pause 3 times before doing a switch_root.</text:p>
        </text:list-item>
        <text:list-item>
          <text:p text:style-name="P42">When all the files are linked they are logged in /.statelite/statelite.log on the node. <text:s/>You can get into the node after it has booted and look in the /.statelite directory.</text:p>
          <text:p text:style-name="P42"/>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Helv" svg:font-family="Helv" style:font-family-generic="swiss"/>
    <style:font-face style:name="Courier New1" svg:font-family="'Courier New'" style:font-family-generic="modern" style:font-pitch="fixed"/>
    <style:font-face style:name="SimSun" svg:font-family="SimSun, 宋体" style:font-pitch="variable"/>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date>2010-04-27T14:34:40</dc:date>
    <meta:print-date>2010-01-27T18:01:00</meta:print-date>
    <meta:editing-cycles>83</meta:editing-cycles>
    <meta:editing-duration>P1DT22H52M43S</meta:editing-duration>
    <meta:user-defined meta:name="Info 1"/>
    <meta:user-defined meta:name="Info 2"/>
    <meta:user-defined meta:name="Info 3"/>
    <meta:user-defined meta:name="Info 4"/>
    <meta:document-statistic meta:table-count="0" meta:image-count="0" meta:object-count="0" meta:page-count="15" meta:paragraph-count="349" meta:word-count="4090" meta:character-count="24801"/>
  </office:meta>
</office:document-meta>
</file>